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0CB017D42192BFF0.png" manifest:media-type="image/png"/>
  <manifest:file-entry manifest:full-path="Pictures/10000000000002000000020021C1014278544382.jpg" manifest:media-type="image/jpeg"/>
  <manifest:file-entry manifest:full-path="Pictures/100002010000028E0000039CE5833B349892079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 style:list-style-name="L1">
      <style:text-properties officeooo:rsid="002de6b3" officeooo:paragraph-rsid="002de6b3"/>
    </style:style>
    <style:style style:name="P4" style:family="paragraph" style:parent-style-name="Standard">
      <style:text-properties officeooo:rsid="002e3140" officeooo:paragraph-rsid="002e3140"/>
    </style:style>
    <style:style style:name="P5" style:family="paragraph" style:parent-style-name="Heading_20_2">
      <style:text-properties fo:language="en" fo:country="US"/>
    </style:style>
    <style:style style:name="P6" style:family="paragraph" style:parent-style-name="Heading_20_2">
      <style:text-properties officeooo:rsid="002e3140" officeooo:paragraph-rsid="002e3140"/>
    </style:style>
    <style:style style:name="P7" style:family="paragraph" style:parent-style-name="Heading_20_1">
      <style:text-properties fo:language="en" fo:country="US"/>
    </style:style>
    <style:style style:name="P8" style:family="paragraph" style:parent-style-name="TitoloGLD" style:master-page-name="PaginaNoNumber">
      <style:paragraph-properties style:page-number="auto"/>
    </style:style>
    <style:style style:name="T1" style:family="text">
      <style:text-properties officeooo:rsid="002e31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ame Design</text:p>
      <text:h text:style-name="P7" text:outline-level="1">Concept</text:h>
      <text:h text:style-name="P5" text:outline-level="2">Game analysis</text:h>
      <text:p text:style-name="Standard">You will lead the team of Sophie, Calcifer, Markl and the Witch of the Waste to save the kingdom from a terrible fate.</text:p>
      <text:h text:style-name="P5" text:outline-level="2">Target audience</text:h>
      <text:p text:style-name="Standard">The target audience for this project is college students with experience playing games.</text:p>
      <text:h text:style-name="Heading_20_2" text:outline-level="2">Gameplay mechanics</text:h>
      <text:p text:style-name="Standard">The game is a single-player game based on the Dungeon&amp;Dragons role book edition 1.</text:p>
      <text:h text:style-name="Heading_20_2" text:outline-level="2">Control scheme</text:h>
      <text:p text:style-name="Standard">The player will use the controller to move the led character using a third-person view. </text:p>
      <text:h text:style-name="P6" text:outline-level="2">Scope and duration</text:h>
      <text:h text:style-name="Heading_20_3" text:outline-level="3">Game scope</text:h>
      <text:list xml:id="list2268393488" text:style-name="L1">
        <text:list-item>
          <text:p text:style-name="P3">Main story: 14h</text:p>
        </text:list-item>
      </text:list>
      <text:h text:style-name="Heading_20_3" text:outline-level="3">Level scope</text:h>
      <text:list xml:id="list170301897928501" text:continue-numbering="true" text:style-name="L1">
        <text:list-item>
          <text:p text:style-name="P3">Side-quest and extra: 9h</text:p>
        </text:list-item>
      </text:list>
      <text:p text:style-name="P4">Game type (adventure, role)</text:p>
      <text:p text:style-name="P4">AI? What type AI?</text:p>
      <text:p text:style-name="P4">Gli altri personaggi come si muovono?</text:p>
      <text:p text:style-name="P4">Quali sono I personaggi giocabili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draw:fill-image draw:name="_35__20_Percent" draw:display-name="5 Percent" xlink:href="Pictures/1000000000000008000000080CB017D42192BFF0.png" xlink:type="simple" xlink:show="embed" xlink:actuate="onLoad"/>
    <draw:fill-image draw:name="Painted_20_White" draw:display-name="Painted White" xlink:href="Pictures/10000000000002000000020021C1014278544382.jpg" xlink:type="simple" xlink:show="embed" xlink:actuate="onLoad"/>
    <draw:fill-image draw:name="worldCopertina" xlink:href="Pictures/100002010000028E0000039CE5833B349892079B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TitoloGLD" style:family="paragraph" style:parent-style-name="Standard" style:next-style-name="Heading_20_1" style:master-page-name="">
      <style:paragraph-properties fo:margin-left="0cm" fo:margin-right="1cm" fo:margin-top="1cm" fo:margin-bottom="0cm" loext:contextual-spacing="false" fo:text-align="end" style:justify-single-word="false" fo:hyphenation-ladder-count="no-limit" fo:text-indent="0cm" style:auto-text-indent="false" style:page-number="auto" fo:padding="0cm" fo:border-left="none" fo:border-right="none" fo:border-top="none" fo:border-bottom="0.06pt solid #cccccc"/>
      <style:text-properties fo:font-size="18pt" fo:font-style="italic" fo:font-weight="bold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_35__20_Percent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worldCopertina" draw:fill-image-width="21.001cm" draw:fill-image-height="29.7cm" style:repeat="no-repeat" draw:fill-image-ref-point-x="0%" draw:fill-image-ref-point-y="0%" draw:fill-image-ref-point="center" draw:tile-repeat-offset="0% vertical" style:footnote-max-height="0cm">
        <style:background-image xlink:href="Pictures/100002010000028E0000039CE5833B349892079B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oncept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>
      <style:header>
        <text:p text:style-name="Header"/>
      </style:header>
    </style:master-page>
    <style:master-page style:name="First_20_Page" style:display-name="First Page" style:page-layout-name="Mpm10" style:next-style-name="PaginaVuotaDelLibro">
      <style:header>
        <text:p text:style-name="Header"/>
      </style:header>
    </style:master-page>
    <style:master-page style:name="PaginaNoNumber" style:page-layout-name="Mpm1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in Story</dc:title>
    <dc:date>2019-01-22T17:02:59.619000000</dc:date>
    <meta:editing-duration>PT1H39M25S</meta:editing-duration>
    <meta:editing-cycles>57</meta:editing-cycles>
    <meta:generator>LibreOffice/6.1.2.1$Windows_X86_64 LibreOffice_project/65905a128db06ba48db947242809d14d3f9a93fe</meta:generator>
    <dc:creator>Michele Maione</dc:creator>
    <meta:document-statistic meta:table-count="1" meta:image-count="0" meta:object-count="0" meta:page-count="2" meta:paragraph-count="21" meta:word-count="115" meta:character-count="659" meta:non-whitespace-character-count="567"/>
    <meta:template xlink:type="simple" xlink:actuate="onRequest" xlink:title="" xlink:href="../MasterGameDesignDocument.odm" meta:date="2018-12-29T17:17:59.410000000"/>
  </office:meta>
</office:document-meta>
</file>